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658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0.658cm" fo:min-width="0.878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ed7618" draw:textarea-horizontal-align="justify" draw:textarea-vertical-align="middle" draw:auto-grow-height="false" fo:min-height="1.124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65cm" svg:height="0.93cm" svg:x="9.637cm" svg:y="13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396cm" svg:height="0.93cm" svg:x="10.101cm" svg:y="13.8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5cm" svg:height="0.93cm" svg:x="11.496cm" svg:y="15.2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465cm" svg:height="0.93cm" svg:x="11.496cm" svg:y="13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396cm" svg:height="0.93cm" svg:x="10.101cm" svg:y="15.2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65cm" svg:height="1.396cm" draw:transform="rotate (1.5707963267949) translate (10.101cm 15.277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52:03.113389084</meta:creation-date>
    <dc:date>2018-05-19T18:52:22.372529898</dc:date>
    <meta:editing-duration>PT19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